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Kadiatou">
            <text:p>Kadiatou</text:p>
          </table:table-cell>
          <table:table-cell office:value-type="string" office:value="Bah">
            <text:p>Bah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Madou">
            <text:p>Madou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ïssata">
            <text:p>Aïssat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Oumar">
            <text:p>Oumar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Djénèba">
            <text:p>Djénèb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Mamou">
            <text:p>Mamou</text:p>
          </table:table-cell>
          <table:table-cell office:value-type="string" office:value="Daou">
            <text:p>Daou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mamoutou">
            <text:p>mamoutou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Oumar">
            <text:p>Oumar</text:p>
          </table:table-cell>
          <table:table-cell office:value-type="string" office:value="Dembelé">
            <text:p>Dembelé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Amadou">
            <text:p>Amadou</text:p>
          </table:table-cell>
          <table:table-cell office:value-type="string" office:value="Dembélé">
            <text:p>Dembélé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Mohamed">
            <text:p>Mohamed</text:p>
          </table:table-cell>
          <table:table-cell office:value-type="string" office:value="DIAKITE">
            <text:p>DIAKITE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madou">
            <text:p>Amadou</text:p>
          </table:table-cell>
          <table:table-cell office:value-type="string" office:value="DIANCOUMBA">
            <text:p>DIANCOUMB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Awa B">
            <text:p>Awa B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Fatoumata B">
            <text:p>Fatoumata B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Aboubacar">
            <text:p>Aboubacar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Sitan">
            <text:p>Sitan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Mariam">
            <text:p>Mariam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Boureima">
            <text:p>Boureim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Emanuel">
            <text:p>Emanuel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El Hadji Alfou">
            <text:p>El Hadji Alfou</text:p>
          </table:table-cell>
          <table:table-cell office:value-type="string" office:value="Djigue">
            <text:p>Djigue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Karim">
            <text:p>Karim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Ousmane">
            <text:p>Ousmane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Nana">
            <text:p>Nan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Gaoussou">
            <text:p>Gaoussou</text:p>
          </table:table-cell>
          <table:table-cell office:value-type="string" office:value="FANE">
            <text:p>FAN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Aminata">
            <text:p>Aminata</text:p>
          </table:table-cell>
          <table:table-cell office:value-type="string" office:value="FOMBA">
            <text:p>FOMBA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Aïssata">
            <text:p>Aïssata</text:p>
          </table:table-cell>
          <table:table-cell office:value-type="string" office:value="GANAME">
            <text:p>GANAME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Nafissatou">
            <text:p>Nafissatou</text:p>
          </table:table-cell>
          <table:table-cell office:value-type="string" office:value="GNIMASSOUN">
            <text:p>GNIMASSOUN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Aïssata">
            <text:p>Aïssata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Moussa">
            <text:p>Moussa</text:p>
          </table:table-cell>
          <table:table-cell office:value-type="string" office:value="Kah">
            <text:p>Kah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Fatoumata A">
            <text:p>Fatoumata A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Brahima">
            <text:p>Brahima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Bandjougou">
            <text:p>Bandjougou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Aïbala">
            <text:p>Aïbala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Yacouba">
            <text:p>Yacouba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Kalifala">
            <text:p>Kalifala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Nantènin">
            <text:p>Nantènin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Abdramane">
            <text:p>Abdramane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Faya">
            <text:p>Fay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Mamadou">
            <text:p>Mamadou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Awa">
            <text:p>Awa</text:p>
          </table:table-cell>
          <table:table-cell office:value-type="string" office:value="LY">
            <text:p>LY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Mariam">
            <text:p>Mariam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Zénèbou">
            <text:p>Zénèbou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Moriba">
            <text:p>Morib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Djénèba">
            <text:p>Djénèb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Moussa">
            <text:p>Moussa</text:p>
          </table:table-cell>
          <table:table-cell office:value-type="string" office:value="Sanou">
            <text:p>Sanou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Assan">
            <text:p>Assan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46">
            <text:p>46</text:p>
          </table:table-cell>
          <table:table-cell office:value-type="string" office:value="Tériya">
            <text:p>Tériya</text:p>
          </table:table-cell>
          <table:table-cell office:value-type="string" office:value="Soukanaba">
            <text:p>Soukanaba</text:p>
          </table:table-cell>
        </table:table-row>
        <table:table-row>
          <table:table-cell office:value-type="string" office:value="47">
            <text:p>47</text:p>
          </table:table-cell>
          <table:table-cell office:value-type="string" office:value="Ely">
            <text:p>Ely</text:p>
          </table:table-cell>
          <table:table-cell office:value-type="string" office:value="Sybi">
            <text:p>Sybi</text:p>
          </table:table-cell>
        </table:table-row>
        <table:table-row>
          <table:table-cell office:value-type="string" office:value="48">
            <text:p>48</text:p>
          </table:table-cell>
          <table:table-cell office:value-type="string" office:value="Aminata">
            <text:p>Aminata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49">
            <text:p>49</text:p>
          </table:table-cell>
          <table:table-cell office:value-type="string" office:value="Zoumané">
            <text:p>Zoumané</text:p>
          </table:table-cell>
          <table:table-cell office:value-type="string" office:value="Thiéro">
            <text:p>Thiéro</text:p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Abdramane">
            <text:p>Abdramane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51">
            <text:p>51</text:p>
          </table:table-cell>
          <table:table-cell office:value-type="string" office:value="Fanta">
            <text:p>Fant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2">
            <text:p>52</text:p>
          </table:table-cell>
          <table:table-cell office:value-type="string" office:value="Mariétou">
            <text:p>Mariét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3">
            <text:p>53</text:p>
          </table:table-cell>
          <table:table-cell office:value-type="string" office:value="Samou">
            <text:p>Sam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4">
            <text:p>54</text:p>
          </table:table-cell>
          <table:table-cell office:value-type="string" office:value="Brahim">
            <text:p>Brahi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5">
            <text:p>55</text:p>
          </table:table-cell>
          <table:table-cell office:value-type="string" office:value="Fanta">
            <text:p>Fant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56">
            <text:p>56</text:p>
          </table:table-cell>
          <table:table-cell office:value-type="string" office:value="Abdou">
            <text:p>Abdou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57">
            <text:p>57</text:p>
          </table:table-cell>
          <table:table-cell office:value-type="string" office:value="Fatoumata A">
            <text:p>Fatoumata A</text:p>
          </table:table-cell>
          <table:table-cell office:value-type="string" office:value="YALCOUYE">
            <text:p>YALCOUY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loext="urn:org:documentfoundation:names:experimental:office:xmlns:loext:1.0" xmlns:css3t="http://www.w3.org/TR/css3-text/" office:version="1.2">
  <office:meta>
    <meta:generator>ODFPY/1.4.1</meta:generator>
  </office:meta>
</office:document-meta>
</file>